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45505B14.jpg" manifest:media-type=""/>
  <manifest:file-entry manifest:full-path="Pictures/10000000000005DC000004655691D441.jpg" manifest:media-type=""/>
  <manifest:file-entry manifest:full-path="Pictures/10000000000005DC000004657479EE7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ff" fo:min-height="2.608cm" draw:shadow="hidden"/>
    </style:style>
    <style:style style:name="gr3" style:family="graphic" style:parent-style-name="standard">
      <style:graphic-properties draw:stroke="solid" draw:fill="solid" draw:fill-color="#ffffff" fo:min-height="3.118cm" draw:shadow="hidden"/>
    </style:style>
    <style:style style:name="gr4" style:family="graphic" style:parent-style-name="standard">
      <style:graphic-properties draw:stroke="solid" draw:fill="solid" draw:fill-color="#ffffff" fo:min-height="2.098cm" draw:shadow="hidden"/>
    </style:style>
    <style:style style:name="gr5" style:family="graphic" style:parent-style-name="standard">
      <style:graphic-properties draw:stroke="solid" draw:fill="solid" draw:fill-color="#ffffff" fo:min-height="0.897cm" draw:shadow="visible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color="#000000" draw:fill="solid" draw:fill-color="#666666" draw:auto-grow-height="true" draw:auto-grow-width="false" fo:max-height="0cm" fo:min-height="0cm"/>
    </style:style>
    <style:style style:name="gr8" style:family="graphic" style:parent-style-name="standard">
      <style:graphic-properties draw:stroke="solid" draw:fill="solid" draw:fill-color="#ffffff" fo:min-height="0.897cm" draw:shadow="hidden"/>
    </style:style>
    <style:style style:name="pr1" style:family="presentation" style:parent-style-name="Standard-title">
      <style:graphic-properties draw:auto-grow-height="true" fo:min-height="6.148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style:text-autospace="none"/>
      <style:text-properties style:font-name="Inconsolata2" fo:font-size="18pt" style:font-size-asian="18pt" style:font-size-complex="18pt"/>
    </style:style>
    <style:style style:name="P4" style:family="paragraph">
      <style:paragraph-properties fo:margin-left="0cm" fo:margin-right="0cm" fo:text-indent="0cm" style:text-autospace="none"/>
      <style:text-properties fo:color="#000000" style:font-name="Inconsolata2" fo:font-size="18pt" fo:font-weight="normal" style:font-name-asian="Courier New" style:font-size-asian="18pt" style:font-weight-asian="normal" style:font-name-complex="Courier New" style:font-size-complex="18pt" style:font-weight-complex="normal"/>
    </style:style>
    <style:style style:name="P5" style:family="paragraph">
      <style:paragraph-properties style:text-autospace="none"/>
      <style:text-properties style:font-name="Inconsolata2" fo:font-size="20pt" style:font-size-asian="20pt" style:font-size-complex="20pt"/>
    </style:style>
    <style:style style:name="P6" style:family="paragraph">
      <style:paragraph-properties fo:margin-left="0cm" fo:margin-right="0cm" fo:text-indent="0cm" style:text-autospace="none"/>
      <style:text-properties style:font-name="Inconsolata2" fo:font-size="20pt" style:font-size-asian="20pt" style:font-size-complex="20pt"/>
    </style:style>
    <style:style style:name="P7" style:family="paragraph">
      <style:paragraph-properties fo:margin-left="0cm" fo:margin-right="0cm" fo:text-indent="0cm" style:text-autospace="none"/>
      <style:text-properties fo:color="#000000" style:font-name="Inconsolata2" fo:font-size="20pt" fo:font-weight="normal" style:font-name-asian="Courier New" style:font-size-asian="20pt" style:font-weight-asian="normal" style:font-name-complex="Courier New" style:font-size-complex="20pt" style:font-weight-complex="normal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ff" fo:font-size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8080" style:text-outline="false" style:text-line-through-style="none" style:text-position="0% 100%" style:font-name="Inconsolata2" fo:font-size="18pt" fo:font-style="normal" fo:text-shadow="none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3" style:family="text">
      <style:text-properties fo:color="#3f7f7f" style:text-outline="false" style:text-line-through-style="none" style:text-position="0% 100%" style:font-name="Inconsolata2" fo:font-size="18pt" fo:font-style="normal" fo:text-shadow="none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style:font-name="Inconsolata2" fo:font-size="18pt" fo:font-style="normal" fo:text-shadow="none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style:font-name="Inconsolata2" fo:font-size="18pt" fo:font-style="normal" fo:text-shadow="none" style:text-underline-style="solid" style:text-underline-width="auto" style:text-underline-color="font-color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7" style:family="text">
      <style:text-properties fo:color="#2a00ff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8" style:family="text">
      <style:text-properties fo:color="#7f007f" style:font-name="Inconsolata2" fo:font-size="20pt" style:font-name-asian="Courier New" style:font-size-asian="20pt" style:font-name-complex="Courier New" style:font-size-complex="20pt"/>
    </style:style>
    <style:style style:name="T9" style:family="text">
      <style:text-properties fo:color="#ffffff" style:font-name="Tahoma" fo:font-size="15pt"/>
    </style:style>
    <style:style style:name="T10" style:family="text">
      <style:text-properties fo:color="#ffffff" style:text-outline="false" style:text-line-through-style="none" style:text-position="0% 100%" style:font-name="Courier New" fo:font-size="14pt" fo:font-style="normal" fo:text-shadow="none" style:text-underline-style="none" fo:font-weight="bold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/>
    </style:style>
    <style:style style:name="T11" style:family="text">
      <style:text-properties fo:color="#ffffff" style:font-name="Tahoma" fo:font-size="15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7f007f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3" style:family="text">
      <style:text-properties fo:color="#008080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4" style:family="text">
      <style:text-properties fo:color="#3f7f7f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5" style:family="text">
      <style:text-properties fo:color="#646464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6" style:family="text">
      <style:text-properties fo:color="#2a00ff" style:text-outline="false" style:text-line-through-style="none" style:text-position="0% 100%" style:font-name="Inconsolata2" fo:font-size="20pt" fo:font-style="italic" fo:text-shadow="none" style:text-underline-style="none" fo:font-weight="normal" style:font-name-asian="Courier New" style:font-size-asian="20pt" style:font-style-asian="italic" style:font-weight-asian="normal" style:font-name-complex="Courier New" style:font-size-complex="20pt" style:font-style-complex="italic" style:font-weight-complex="normal" style:text-emphasize="none" style:font-relief="none"/>
    </style:style>
    <style:style style:name="T17" style:family="text">
      <style:text-properties fo:color="#646464" style:text-outline="false" style:text-line-through-style="none" style:text-position="0% 100%" style:font-name="Inconsolata2" fo:font-size="20pt" fo:font-style="italic" fo:text-shadow="none" style:text-underline-style="none" fo:font-weight="normal" style:font-name-asian="Courier New" style:font-size-asian="20pt" style:font-style-asian="italic" style:font-weight-asian="normal" style:font-name-complex="Courier New" style:font-size-complex="20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Intégration <text:line-break/>Java EE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 presentation:user-transformed="true">
          <draw:text-box>
            <text:p>Intégration Maven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Maven est système de build, standard du marché</text:span></text:p>
                <text:list>
                  <text:list-item>
                    <text:p><text:span text:style-name="T1">Un outil de construction et de déploiement</text:span></text:p>
                  </text:list-item>
                  <text:list-item>
                    <text:p><text:span text:style-name="T1">Un gestionnaire de dépendance des librairies d'un projet</text:span></text:p>
                  </text:list-item>
                  <text:list-item>
                    <text:p><text:span text:style-name="T1">Un outil de reporting des métriques</text:span></text:p>
                  </text:list-item>
                  <text:list-item>
                    <text:p><text:span text:style-name="T1">Un outil de gestion du cycle de construction du projet</text:span></text:p>
                  </text:list-item>
                </text:list>
              </text:list-item>
              <text:list-item>
                <text:p><text:span text:style-name="T1">Maven est un système complet gérant le projet informatique</text:span></text:p>
                <text:list>
                  <text:list-item>
                    <text:p><text:span text:style-name="T1">Fourniture d'un ensemble de conventions et de standards</text:span></text:p>
                  </text:list-item>
                  <text:list-item>
                    <text:p><text:span text:style-name="T1">Fourniture d'un cycle de vie</text:span></text:p>
                  </text:list-item>
                  <text:list-item>
                    <text:p><text:span text:style-name="T1">Traitement natif du reporting et de la qualité d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layer="layout" svg:width="25.199cm" svg:height="3.4cm" svg:x="1.4cm" svg:y="0.2cm" presentation:class="title" presentation:user-transformed="true">
          <draw:text-box>
            <text:p>Intégration Maven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 plugin gwt-maven-plugin</text:span></text:p>
              </text:list-item>
              <text:list-item>
                <text:p><text:span text:style-name="T1">Téléchargeable à l'adresse suivante :</text:span><text:span text:style-name="T1"><text:line-break/></text:span><text:span text:style-name="T1"><text:a xlink:href="http://mojo.codehaus.org/gwt-maven-plugin/" xlink:type="simple">http://mojo.codehaus.org/gwt-maven-plugin/</text:a></text:span></text:p>
              </text:list-item>
              <text:list-item>
                <text:p><text:span text:style-name="T1">Le plug-in permet :</text:span></text:p>
                <text:list>
                  <text:list-item>
                    <text:p><text:span text:style-name="T1">D'invoquer le compilateur GWT</text:span></text:p>
                  </text:list-item>
                  <text:list-item>
                    <text:p><text:span text:style-name="T1">De déboguer une application GWT en mode Hosted</text:span></text:p>
                  </text:list-item>
                  <text:list-item>
                    <text:p><text:span text:style-name="T1">D'exécuter les tests unitaires GWT</text:span></text:p>
                  </text:list-item>
                  <text:list-item>
                    <text:p><text:span text:style-name="T1">Générer les classes des services asynchrones et d'internationalis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layer="layout" svg:width="25.199cm" svg:height="3.4cm" svg:x="1.4cm" svg:y="0.2cm" presentation:class="title" presentation:user-transformed="true">
          <draw:text-box>
            <text:p>Intégration Spring - Introduction</text:p>
          </draw:text-box>
        </draw:frame>
        <draw:frame presentation:style-name="pr5" draw:text-style-name="P2" draw:layer="layout" svg:width="25.199cm" svg:height="13.533cm" svg:x="1.4cm" svg:y="4.2cm" presentation:class="outline" presentation:user-transformed="true">
          <draw:text-box>
            <text:list text:style-name="L2">
              <text:list-item>
                <text:p><text:span text:style-name="T1">La librairie GwtRpc-Spring offre une intégration simple de Spring avec GWT 1.6.x et plus.</text:span><text:span text:style-name="T1"><text:line-break/></text:span><text:span text:style-name="T1"/></text:p>
              </text:list-item>
              <text:list-item>
                <text:p><text:span text:style-name="T1">Téléchargeable à l'adresse suivante :</text:span><text:span text:style-name="T1"><text:line-break/></text:span><text:span text:style-name="T1"><text:a xlink:href="http://code.google.com/p/gwtrpc-spring/" xlink:type="simple">http://code.google.com/p/gwtrpc-spring/</text:a></text:span><text:span text:style-name="T1"><text:line-break/></text:span><text:span text:style-name="T1"/></text:p>
              </text:list-item>
              <text:list-item>
                <text:p><text:span text:style-name="T1">GwtRpc-Spring fournit un RemoteServiceDispatcher qui intercepte les requêtes RPC du client et cherche dans le context Spring une classe implémentant le service demandé.</text:span></text:p>
                <text:list>
                  <text:list-item>
                    <text:p><text:span text:style-name="T1">Plus besoin de déclarer une servlet par service.</text:span></text:p>
                  </text:list-item>
                  <text:list-item>
                    <text:p><text:span text:style-name="T1">Les implémentations de services n'ont plus besoin d'hériter de RemoteServiceServlet.</text:span></text:p>
                  </text:list-item>
                  <text:list-item>
                    <text:p><text:span text:style-name="T1">Tout POJO Spring peut devenir un service RP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4" draw:layer="layout" svg:width="25.199cm" svg:height="4.099cm" svg:x="1.4cm" svg:y="-0.149cm" presentation:class="title" presentation:user-transformed="true">
          <draw:text-box>
            <text:p>Intégration Spring – Mise en œuvre (1/4)</text:p>
          </draw:text-box>
        </draw:frame>
        <draw:frame presentation:style-name="pr5" draw:text-style-name="P2" draw:layer="layout" svg:width="25.199cm" svg:height="12.533cm" svg:x="1.4cm" svg:y="4.2cm" presentation:class="outline" presentation:user-transformed="true">
          <draw:text-box>
            <text:list text:style-name="L2">
              <text:list-item>
                <text:p><text:span text:style-name="T1">Éditer le fichier web.xml</text:span></text:p>
              </text:list-item>
            </text:list>
            <text:list text:style-name="L3">
              <text:list-item>
                <text:list>
                  <text:list-item>
                    <text:p><text:span text:style-name="T1">Déclaration du ContextLoaderListener de Spring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Déclaration d'une servlet unique, ayant le rôle de front controller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Mapping de la servlet sur toutes les url de type *.rpc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1.554cm" svg:height="3.466cm" svg:x="3.846cm" svg:y="6.574cm">
          <draw:text-box>
            <text:p text:style-name="P3"><text:span text:style-name="T2">&lt;</text:span><text:span text:style-name="T3">listener</text:span><text:span text:style-name="T2">&gt;</text:span></text:p>
            <text:p text:style-name="P3"><text:span text:style-name="T4"><text:s text:c="3"/></text:span><text:span text:style-name="T2">&lt;</text:span><text:span text:style-name="T3">listener-class</text:span><text:span text:style-name="T2">&gt;</text:span></text:p>
            <text:p text:style-name="P3"><text:span text:style-name="T4"><text:s text:c="6"/></text:span><text:span text:style-name="T4">org.springframework.web.context.ContextLoaderListener</text:span></text:p>
            <text:p text:style-name="P3"><text:span text:style-name="T4"><text:s text:c="3"/></text:span><text:span text:style-name="T2">&lt;/</text:span><text:span text:style-name="T3">listener-class</text:span><text:span text:style-name="T2">&gt;</text:span></text:p>
            <text:p text:style-name="P3"><text:span text:style-name="T2">&lt;/</text:span><text:span text:style-name="T3">listener</text:span><text:span text:style-name="T2">&gt;</text:span></text:p>
          </draw:text-box>
        </draw:frame>
        <draw:frame draw:style-name="gr3" draw:text-style-name="P4" draw:layer="layout" svg:width="21.5cm" svg:height="4.109cm" svg:x="3.9cm" svg:y="11.377cm">
          <draw:text-box>
            <text:p text:style-name="P3"><text:span text:style-name="T2">&lt;</text:span><text:span text:style-name="T3">servlet</text:span><text:span text:style-name="T2">&gt;</text:span></text:p>
            <text:p text:style-name="P3"><text:span text:style-name="T4"><text:tab/></text:span><text:span text:style-name="T2">&lt;</text:span><text:span text:style-name="T3">servlet-name</text:span><text:span text:style-name="T2">&gt;</text:span><text:span text:style-name="T4">dispatcher</text:span><text:span text:style-name="T2">&lt;/</text:span><text:span text:style-name="T3">servlet-name</text:span><text:span text:style-name="T2">&gt;</text:span></text:p>
            <text:p text:style-name="P3"><text:span text:style-name="T4"><text:s text:c="4"/></text:span><text:span text:style-name="T2">&lt;</text:span><text:span text:style-name="T3">servlet-class</text:span><text:span text:style-name="T2">&gt;</text:span></text:p>
            <text:p text:style-name="P3"><text:span text:style-name="T4"><text:tab/></text:span><text:span text:style-name="T4"><text:tab/></text:span><text:span text:style-name="T4">org.gwtrpcspring.RemoteServiceDispatcher</text:span></text:p>
            <text:p text:style-name="P3"><text:span text:style-name="T4"><text:tab/></text:span><text:span text:style-name="T2">&lt;/</text:span><text:span text:style-name="T3">servlet-class</text:span><text:span text:style-name="T2">&gt;</text:span></text:p>
            <text:p text:style-name="P3"><text:span text:style-name="T2">&lt;/</text:span><text:span text:style-name="T3">servlet</text:span><text:span text:style-name="T2">&gt;</text:span></text:p>
          </draw:text-box>
        </draw:frame>
        <draw:frame draw:style-name="gr4" draw:text-style-name="P4" draw:layer="layout" svg:width="21.5cm" svg:height="2.823cm" svg:x="3.9cm" svg:y="17.052cm">
          <draw:text-box>
            <text:p text:style-name="P3"><text:span text:style-name="T2">&lt;</text:span><text:span text:style-name="T3">servlet-mapping</text:span><text:span text:style-name="T2">&gt;</text:span></text:p>
            <text:p text:style-name="P3"><text:span text:style-name="T4"><text:tab/></text:span><text:span text:style-name="T2">&lt;</text:span><text:span text:style-name="T3">servlet-name</text:span><text:span text:style-name="T2">&gt;</text:span><text:span text:style-name="T4">dispatcher</text:span><text:span text:style-name="T2">&lt;/</text:span><text:span text:style-name="T3">servlet-name</text:span><text:span text:style-name="T2">&gt;</text:span></text:p>
            <text:p text:style-name="P3"><text:span text:style-name="T4"><text:tab/></text:span><text:span text:style-name="T2">&lt;</text:span><text:span text:style-name="T3">url-pattern</text:span><text:span text:style-name="T2">&gt;</text:span><text:span text:style-name="T4">*.</text:span><text:span text:style-name="T5">rpc</text:span><text:span text:style-name="T2">&lt;/</text:span><text:span text:style-name="T3">url-pattern</text:span><text:span text:style-name="T2">&gt;</text:span></text:p>
            <text:p text:style-name="P3"><text:span text:style-name="T2">&lt;/</text:span><text:span text:style-name="T3">servlet-mapping</text:span><text:span text:style-name="T2">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layer="layout" svg:width="25.199cm" svg:height="4.099cm" svg:x="1.4cm" svg:y="-0.149cm" presentation:class="title" presentation:user-transformed="true">
          <draw:text-box>
            <text:p>Intégration Spring – Mise en œuvre (2/4)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'interface du service</text:span></text:p>
              </text:list-item>
            </text:list>
          </draw:text-box>
        </draw:frame>
        <draw:frame draw:style-name="gr5" draw:text-style-name="P7" draw:layer="layout" svg:width="19cm" svg:height="3.111cm" svg:x="4.3cm" svg:y="9.7cm">
          <draw:text-box>
            <text:p text:style-name="P5"><text:span text:style-name="T6">@RemoteServiceRelativePath(</text:span><text:span text:style-name="T7">"monService.rpc"</text:span><text:span text:style-name="T6">)</text:span></text:p>
            <text:p text:style-name="P5"><text:span text:style-name="T8">public interface</text:span><text:span text:style-name="T6"> MonService </text:span><text:span text:style-name="T8">extends</text:span><text:span text:style-name="T6"> RemoteService {</text:span></text:p>
            <text:p text:style-name="P5"><text:span text:style-name="T6"><text:s text:c="4"/></text:span><text:span text:style-name="T8">public</text:span><text:span text:style-name="T6"> String maMethode(String s);</text:span></text:p>
            <text:p text:style-name="P6"><text:span text:style-name="T6">}</text:span></text:p>
          </draw:text-box>
        </draw:frame>
        <draw:line draw:style-name="gr6" draw:layer="layout" svg:x1="19.67cm" svg:y1="15.695cm" svg:x2="19.685cm" svg:y2="11.44cm">
          <text:p/>
        </draw:line>
        <draw:line draw:style-name="gr6" draw:layer="layout" svg:x1="16.48cm" svg:y1="7.02cm" svg:x2="16.48cm" svg:y2="9.7cm">
          <text:p/>
        </draw:line>
        <draw:frame draw:style-name="gr7" draw:text-style-name="P9" draw:layer="layout" svg:width="5.8cm" svg:height="2.735cm" svg:x="16.96cm" svg:y="15.14cm">
          <draw:text-box>
            <text:p text:style-name="P8"><text:span text:style-name="T9">Le service doit toujours implémenter l'interface </text:span><text:span text:style-name="T10">RemoteService</text:span></text:p>
          </draw:text-box>
        </draw:frame>
        <draw:frame draw:style-name="gr7" draw:text-style-name="P9" draw:layer="layout" svg:width="9cm" svg:height="1.529cm" svg:x="13.135cm" svg:y="6.16cm">
          <draw:text-box>
            <text:p text:style-name="P8"><text:span text:style-name="T9">Spécifier une url avec l'extension</text:span><text:span text:style-name="T11"> .rpc</text:span><text:span text:style-name="T9"> comme défini dans le web.xml <text:s/>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layer="layout" svg:width="25.199cm" svg:height="4.099cm" svg:x="1.4cm" svg:y="-0.149cm" presentation:class="title" presentation:user-transformed="true">
          <draw:text-box>
            <text:p>Intégration Spring – Mise en œuvre (3/4)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'implémentation du service</text:span></text:p>
                <text:list>
                  <text:list-item>
                    <text:p><text:span text:style-name="T1">Tout bean Spring peut être exposé via l’annotation @Service. Avec l'annotation il n'est plus nécessaire de déclarer le bean dans le fichier xml de Spring </text:span></text:p>
                  </text:list-item>
                  <text:list-item>
                    <text:p><text:span text:style-name="T1">L'implémentation du service n'a plus besoin d'hériter de la classe RemoteServiceServlet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8.7cm" svg:height="4.541cm" svg:x="4.8cm" svg:y="11.259cm">
          <draw:text-box>
            <text:p text:style-name="P5"><text:span text:style-name="T6">@Service</text:span></text:p>
            <text:p text:style-name="P6"><text:span text:style-name="T12">public</text:span><text:span text:style-name="T6"> class MonServiceImpl </text:span><text:span text:style-name="T12">implements</text:span><text:span text:style-name="T6"> MonService {</text:span></text:p>
            <text:p text:style-name="P6"><text:span text:style-name="T6"><text:s text:c="4"/></text:span><text:span text:style-name="T12">public</text:span><text:span text:style-name="T6"> String maMethode(String s){</text:span></text:p>
            <text:p text:style-name="P6"><text:span text:style-name="T6"><text:tab/></text:span><text:span text:style-name="T6"><text:tab/></text:span><text:span text:style-name="T12">return</text:span><text:span text:style-name="T6"> </text:span><text:span text:style-name="T7">"Bonjour tout le monde"</text:span><text:span text:style-name="T6">;</text:span></text:p>
            <text:p text:style-name="P6"><text:span text:style-name="T6"><text:tab/></text:span><text:span text:style-name="T6">}</text:span></text:p>
            <text:p text:style-name="P6"><text:span text:style-name="T6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draw:frame presentation:style-name="pr4" draw:layer="layout" svg:width="25.199cm" svg:height="4.099cm" svg:x="1.4cm" svg:y="-0.149cm" presentation:class="title" presentation:user-transformed="true">
          <draw:text-box>
            <text:p>Intégration Spring – Mise en œuvre (4/4)</text:p>
          </draw:text-box>
        </draw:frame>
        <draw:frame presentation:style-name="pr5" draw:text-style-name="P2" draw:layer="layout" svg:width="25.199cm" svg:height="14.261cm" svg:x="1.4cm" svg:y="4.2cm" presentation:class="outline" presentation:user-transformed="true">
          <draw:text-box>
            <text:list text:style-name="L2">
              <text:list-item>
                <text:p><text:span text:style-name="T1">Le fichier de configuration Spring</text:span></text:p>
                <text:list>
                  <text:list-item>
                    <text:p><text:span text:style-name="T1">Spring avec annotation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Spring sans annotation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Une fois configurés, tous les appels sur les urls se terminant par *.rpc seront « dispatchés » vers le bean Spring correspondant </text:span></text:p>
              </text:list-item>
            </text:list>
          </draw:text-box>
        </draw:frame>
        <draw:frame draw:style-name="gr8" draw:text-style-name="P7" draw:layer="layout" svg:width="24.399cm" svg:height="3.826cm" svg:x="1.841cm" svg:y="6.635cm">
          <draw:text-box>
            <text:p text:style-name="P5"><text:span text:style-name="T13">&lt;?</text:span><text:span text:style-name="T14">xml</text:span><text:span text:style-name="T15"> </text:span><text:span text:style-name="T12">version</text:span><text:span text:style-name="T6">=</text:span><text:span text:style-name="T16">"1.0"</text:span><text:span text:style-name="T15"> </text:span><text:span text:style-name="T12">encoding</text:span><text:span text:style-name="T6">=</text:span><text:span text:style-name="T16">"UTF-8"</text:span><text:span text:style-name="T13">?&gt;</text:span></text:p>
            <text:p text:style-name="P5"><text:span text:style-name="T13">&lt;</text:span><text:span text:style-name="T14">beans</text:span><text:span text:style-name="T15"> </text:span><text:span text:style-name="T16">…</text:span><text:span text:style-name="T13">&gt;</text:span></text:p>
            <text:p text:style-name="P5"><text:span text:style-name="T6"><text:s/></text:span><text:span text:style-name="T6"><text:tab/></text:span><text:span text:style-name="T13">&lt;</text:span><text:span text:style-name="T14">context:annotation-config</text:span><text:span text:style-name="T6"> </text:span><text:span text:style-name="T13">/&gt;</text:span></text:p>
            <text:p text:style-name="P5"><text:span text:style-name="T13"><text:tab/></text:span><text:span text:style-name="T13">&lt;</text:span><text:span text:style-name="T14">context:component-scan</text:span><text:span text:style-name="T6"> </text:span><text:span text:style-name="T12">base-package</text:span><text:span text:style-name="T6">=</text:span><text:span text:style-name="T16">"com.zenika.xxx.server"</text:span><text:span text:style-name="T6"> </text:span><text:span text:style-name="T13">/&gt;</text:span></text:p>
            <text:p text:style-name="P5"><text:span text:style-name="T13">&lt;/</text:span><text:span text:style-name="T14">beans</text:span><text:span text:style-name="T13">&gt;</text:span></text:p>
          </draw:text-box>
        </draw:frame>
        <draw:frame draw:style-name="gr8" draw:text-style-name="P7" draw:layer="layout" svg:width="24.399cm" svg:height="3.111cm" svg:x="1.9cm" svg:y="12.289cm">
          <draw:text-box>
            <text:p text:style-name="P5"><text:span text:style-name="T13">&lt;?</text:span><text:span text:style-name="T14">xml</text:span><text:span text:style-name="T15"> </text:span><text:span text:style-name="T12">version</text:span><text:span text:style-name="T6">=</text:span><text:span text:style-name="T16">"1.0"</text:span><text:span text:style-name="T15"> </text:span><text:span text:style-name="T12">encoding</text:span><text:span text:style-name="T6">=</text:span><text:span text:style-name="T16">"UTF-8"</text:span><text:span text:style-name="T13">?&gt;</text:span></text:p>
            <text:p text:style-name="P5"><text:span text:style-name="T13">&lt;</text:span><text:span text:style-name="T14">beans</text:span><text:span text:style-name="T15"> </text:span><text:span text:style-name="T12">…</text:span><text:span text:style-name="T13">&gt;</text:span></text:p>
            <text:p text:style-name="P5"><text:span text:style-name="T6"><text:s/></text:span><text:span text:style-name="T6"><text:tab/></text:span><text:span text:style-name="T13">&lt;</text:span><text:span text:style-name="T14">bean</text:span><text:span text:style-name="T15"> </text:span><text:span text:style-name="T12">id</text:span><text:span text:style-name="T6">=</text:span><text:span text:style-name="T16">"monService"</text:span><text:span text:style-name="T17"> </text:span><text:span text:style-name="T12">class</text:span><text:span text:style-name="T6">=</text:span><text:span text:style-name="T16">"com.zenika.xxxx.MonServiceImpl"</text:span><text:span text:style-name="T13">/&gt;</text:span></text:p>
            <text:p text:style-name="P5"><text:span text:style-name="T13">&lt;/</text:span><text:span text:style-name="T14">beans</text:span><text:span text:style-name="T13">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Roboto Light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font-name="Inconsolata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20.227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3-11-01T09:04:34.663000000</dc:date>
    <meta:editing-duration>PT1H59M21S</meta:editing-duration>
    <meta:editing-cycles>28</meta:editing-cycles>
    <meta:generator>LibreOffice/4.1.1.2$Windows_x86 LibreOffice_project/7e4286b58adc75a14f6d83f53a03b6c11fa2903</meta:generator>
    <meta:document-statistic meta:object-count="82"/>
  </office:meta>
</office:document-meta>
</file>